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MULT0001290</text:p>
          </table:table-cell>
          <table:table-cell office:value-type="string" calcext:value-type="string">
            <text:p>2019-10-2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144" calcext:value-type="float">
            <text:p>7.7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290</text:p>
          </table:table-cell>
          <table:table-cell office:value-type="string" calcext:value-type="string">
            <text:p>2019-10-2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290</text:p>
          </table:table-cell>
          <table:table-cell office:value-type="string" calcext:value-type="string">
            <text:p>2019-10-1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6576" calcext:value-type="float">
            <text:p>7.65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290</text:p>
          </table:table-cell>
          <table:table-cell office:value-type="string" calcext:value-type="string">
            <text:p>2019-10-0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9456" calcext:value-type="float">
            <text:p>7.83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290</text:p>
          </table:table-cell>
          <table:table-cell office:value-type="string" calcext:value-type="string">
            <text:p>2019-09-3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332" calcext:value-type="float">
            <text:p>7.513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290</text:p>
          </table:table-cell>
          <table:table-cell office:value-type="string" calcext:value-type="string">
            <text:p>2019-09-2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1168" calcext:value-type="float">
            <text:p>7.821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290</text:p>
          </table:table-cell>
          <table:table-cell office:value-type="string" calcext:value-type="string">
            <text:p>2019-09-1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5136" calcext:value-type="float">
            <text:p>7.565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290</text:p>
          </table:table-cell>
          <table:table-cell office:value-type="string" calcext:value-type="string">
            <text:p>2019-09-1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6888" calcext:value-type="float">
            <text:p>7.86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290</text:p>
          </table:table-cell>
          <table:table-cell office:value-type="string" calcext:value-type="string">
            <text:p>2019-09-0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9376" calcext:value-type="float">
            <text:p>7.199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290</text:p>
          </table:table-cell>
          <table:table-cell office:value-type="string" calcext:value-type="string">
            <text:p>2019-08-2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0112" calcext:value-type="float">
            <text:p>10.040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290</text:p>
          </table:table-cell>
          <table:table-cell office:value-type="string" calcext:value-type="string">
            <text:p>2019-08-2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0584" calcext:value-type="float">
            <text:p>11.53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290</text:p>
          </table:table-cell>
          <table:table-cell office:value-type="string" calcext:value-type="string">
            <text:p>2019-08-1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8936" calcext:value-type="float">
            <text:p>11.298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290</text:p>
          </table:table-cell>
          <table:table-cell office:value-type="string" calcext:value-type="string">
            <text:p>2019-08-0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852" calcext:value-type="float">
            <text:p>11.018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290</text:p>
          </table:table-cell>
          <table:table-cell office:value-type="string" calcext:value-type="string">
            <text:p>2019-07-3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3864" calcext:value-type="float">
            <text:p>11.103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290</text:p>
          </table:table-cell>
          <table:table-cell office:value-type="string" calcext:value-type="string">
            <text:p>2019-07-2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7664" calcext:value-type="float">
            <text:p>11.027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290</text:p>
          </table:table-cell>
          <table:table-cell office:value-type="string" calcext:value-type="string">
            <text:p>2019-07-1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4576" calcext:value-type="float">
            <text:p>10.704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290</text:p>
          </table:table-cell>
          <table:table-cell office:value-type="string" calcext:value-type="string">
            <text:p>2019-07-0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2216" calcext:value-type="float">
            <text:p>7.062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290</text:p>
          </table:table-cell>
          <table:table-cell office:value-type="string" calcext:value-type="string">
            <text:p>2019-04-3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9824" calcext:value-type="float">
            <text:p>5.449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290</text:p>
          </table:table-cell>
          <table:table-cell office:value-type="string" calcext:value-type="string">
            <text:p>2019-04-0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608" calcext:value-type="float">
            <text:p>6.73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290</text:p>
          </table:table-cell>
          <table:table-cell office:value-type="string" calcext:value-type="string">
            <text:p>2019-02-2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9232" calcext:value-type="float">
            <text:p>6.809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290</text:p>
          </table:table-cell>
          <table:table-cell office:value-type="string" calcext:value-type="string">
            <text:p>2019-02-2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8816" calcext:value-type="float">
            <text:p>6.528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290</text:p>
          </table:table-cell>
          <table:table-cell office:value-type="string" calcext:value-type="string">
            <text:p>2019-02-1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7208" calcext:value-type="float">
            <text:p>6.617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290</text:p>
          </table:table-cell>
          <table:table-cell office:value-type="string" calcext:value-type="string">
            <text:p>2018-12-1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290</text:p>
          </table:table-cell>
          <table:table-cell office:value-type="string" calcext:value-type="string">
            <text:p>2018-11-1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6848" calcext:value-type="float">
            <text:p>7.546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290</text:p>
          </table:table-cell>
          <table:table-cell office:value-type="string" calcext:value-type="string">
            <text:p>2018-11-0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0544" calcext:value-type="float">
            <text:p>7.400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290</text:p>
          </table:table-cell>
          <table:table-cell office:value-type="string" calcext:value-type="string">
            <text:p>2018-11-0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6304" calcext:value-type="float">
            <text:p>7.76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290</text:p>
          </table:table-cell>
          <table:table-cell office:value-type="string" calcext:value-type="string">
            <text:p>2018-10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3736" calcext:value-type="float">
            <text:p>7.79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290</text:p>
          </table:table-cell>
          <table:table-cell office:value-type="string" calcext:value-type="string">
            <text:p>2018-10-1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4728" calcext:value-type="float">
            <text:p>9.634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290</text:p>
          </table:table-cell>
          <table:table-cell office:value-type="string" calcext:value-type="string">
            <text:p>2018-10-1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7624" calcext:value-type="float">
            <text:p>10.707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290</text:p>
          </table:table-cell>
          <table:table-cell office:value-type="string" calcext:value-type="string">
            <text:p>2018-10-0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0048" calcext:value-type="float">
            <text:p>14.100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290</text:p>
          </table:table-cell>
          <table:table-cell office:value-type="string" calcext:value-type="string">
            <text:p>2018-09-2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9464" calcext:value-type="float">
            <text:p>13.99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290</text:p>
          </table:table-cell>
          <table:table-cell office:value-type="string" calcext:value-type="string">
            <text:p>2018-09-2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5288" calcext:value-type="float">
            <text:p>14.115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290</text:p>
          </table:table-cell>
          <table:table-cell office:value-type="string" calcext:value-type="string">
            <text:p>2018-09-1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2304" calcext:value-type="float">
            <text:p>13.862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290</text:p>
          </table:table-cell>
          <table:table-cell office:value-type="string" calcext:value-type="string">
            <text:p>2018-09-0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84" calcext:value-type="float">
            <text:p>13.86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290</text:p>
          </table:table-cell>
          <table:table-cell office:value-type="string" calcext:value-type="string">
            <text:p>2018-08-3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1304" calcext:value-type="float">
            <text:p>13.481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290</text:p>
          </table:table-cell>
          <table:table-cell office:value-type="string" calcext:value-type="string">
            <text:p>2018-08-2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644" calcext:value-type="float">
            <text:p>13.426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290</text:p>
          </table:table-cell>
          <table:table-cell office:value-type="string" calcext:value-type="string">
            <text:p>2018-08-1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9072" calcext:value-type="float">
            <text:p>13.149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290</text:p>
          </table:table-cell>
          <table:table-cell office:value-type="string" calcext:value-type="string">
            <text:p>2018-08-1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1808" calcext:value-type="float">
            <text:p>12.941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290</text:p>
          </table:table-cell>
          <table:table-cell office:value-type="string" calcext:value-type="string">
            <text:p>2018-08-0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5776" calcext:value-type="float">
            <text:p>12.68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290</text:p>
          </table:table-cell>
          <table:table-cell office:value-type="string" calcext:value-type="string">
            <text:p>2018-07-2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5048" calcext:value-type="float">
            <text:p>12.19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290</text:p>
          </table:table-cell>
          <table:table-cell office:value-type="string" calcext:value-type="string">
            <text:p>2018-07-2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4648" calcext:value-type="float">
            <text:p>12.804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290</text:p>
          </table:table-cell>
          <table:table-cell office:value-type="string" calcext:value-type="string">
            <text:p>2018-07-1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5152" calcext:value-type="float">
            <text:p>12.26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290</text:p>
          </table:table-cell>
          <table:table-cell office:value-type="string" calcext:value-type="string">
            <text:p>2018-07-0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6184" calcext:value-type="float">
            <text:p>10.616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290</text:p>
          </table:table-cell>
          <table:table-cell office:value-type="string" calcext:value-type="string">
            <text:p>2018-06-2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2808" calcext:value-type="float">
            <text:p>9.512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290</text:p>
          </table:table-cell>
          <table:table-cell office:value-type="string" calcext:value-type="string">
            <text:p>2018-06-2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0616" calcext:value-type="float">
            <text:p>9.500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290</text:p>
          </table:table-cell>
          <table:table-cell office:value-type="string" calcext:value-type="string">
            <text:p>2018-06-1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3056" calcext:value-type="float">
            <text:p>6.163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290</text:p>
          </table:table-cell>
          <table:table-cell office:value-type="string" calcext:value-type="string">
            <text:p>2018-06-0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4232" calcext:value-type="float">
            <text:p>4.90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290</text:p>
          </table:table-cell>
          <table:table-cell office:value-type="string" calcext:value-type="string">
            <text:p>2018-03-0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0592" calcext:value-type="float">
            <text:p>6.260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290</text:p>
          </table:table-cell>
          <table:table-cell office:value-type="string" calcext:value-type="string">
            <text:p>2017-03-2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290</text:p>
          </table:table-cell>
          <table:table-cell office:value-type="string" calcext:value-type="string">
            <text:p>2017-03-1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1984" calcext:value-type="float">
            <text:p>7.491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290</text:p>
          </table:table-cell>
          <table:table-cell office:value-type="string" calcext:value-type="string">
            <text:p>2017-03-1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8352" calcext:value-type="float">
            <text:p>15.008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290</text:p>
          </table:table-cell>
          <table:table-cell office:value-type="string" calcext:value-type="string">
            <text:p>2017-03-0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3176" calcext:value-type="float">
            <text:p>14.743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290</text:p>
          </table:table-cell>
          <table:table-cell office:value-type="string" calcext:value-type="string">
            <text:p>2017-02-2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7504" calcext:value-type="float">
            <text:p>13.557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290</text:p>
          </table:table-cell>
          <table:table-cell office:value-type="string" calcext:value-type="string">
            <text:p>2017-02-1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1392" calcext:value-type="float">
            <text:p>12.66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290</text:p>
          </table:table-cell>
          <table:table-cell office:value-type="string" calcext:value-type="string">
            <text:p>2016-08-0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952" calcext:value-type="float">
            <text:p>7.5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290</text:p>
          </table:table-cell>
          <table:table-cell office:value-type="string" calcext:value-type="string">
            <text:p>2015-11-1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24" calcext:value-type="float">
            <text:p>7.7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290</text:p>
          </table:table-cell>
          <table:table-cell office:value-type="string" calcext:value-type="string">
            <text:p>2015-11-0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9568" calcext:value-type="float">
            <text:p>10.259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290</text:p>
          </table:table-cell>
          <table:table-cell office:value-type="string" calcext:value-type="string">
            <text:p>2015-10-3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5416" calcext:value-type="float">
            <text:p>13.615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290</text:p>
          </table:table-cell>
          <table:table-cell office:value-type="string" calcext:value-type="string">
            <text:p>2015-10-2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2408" calcext:value-type="float">
            <text:p>13.932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290</text:p>
          </table:table-cell>
          <table:table-cell office:value-type="string" calcext:value-type="string">
            <text:p>2015-10-1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4016" calcext:value-type="float">
            <text:p>13.844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290</text:p>
          </table:table-cell>
          <table:table-cell office:value-type="string" calcext:value-type="string">
            <text:p>2015-10-0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5248" calcext:value-type="float">
            <text:p>13.795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290</text:p>
          </table:table-cell>
          <table:table-cell office:value-type="string" calcext:value-type="string">
            <text:p>2015-10-0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1096" calcext:value-type="float">
            <text:p>13.341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290</text:p>
          </table:table-cell>
          <table:table-cell office:value-type="string" calcext:value-type="string">
            <text:p>2015-09-2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3288" calcext:value-type="float">
            <text:p>13.353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290</text:p>
          </table:table-cell>
          <table:table-cell office:value-type="string" calcext:value-type="string">
            <text:p>2015-09-1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7568" calcext:value-type="float">
            <text:p>13.307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290</text:p>
          </table:table-cell>
          <table:table-cell office:value-type="string" calcext:value-type="string">
            <text:p>2015-09-1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4728" calcext:value-type="float">
            <text:p>13.444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290</text:p>
          </table:table-cell>
          <table:table-cell office:value-type="string" calcext:value-type="string">
            <text:p>2015-09-0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2768" calcext:value-type="float">
            <text:p>13.002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290</text:p>
          </table:table-cell>
          <table:table-cell office:value-type="string" calcext:value-type="string">
            <text:p>2015-08-2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924" calcext:value-type="float">
            <text:p>12.969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290</text:p>
          </table:table-cell>
          <table:table-cell office:value-type="string" calcext:value-type="string">
            <text:p>2015-08-2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0992" calcext:value-type="float">
            <text:p>13.270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290</text:p>
          </table:table-cell>
          <table:table-cell office:value-type="string" calcext:value-type="string">
            <text:p>2015-08-1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7256" calcext:value-type="float">
            <text:p>16.67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290</text:p>
          </table:table-cell>
          <table:table-cell office:value-type="string" calcext:value-type="string">
            <text:p>2015-08-0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49088" calcext:value-type="float">
            <text:p>17.849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290</text:p>
          </table:table-cell>
          <table:table-cell office:value-type="string" calcext:value-type="string">
            <text:p>2015-07-3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19576" calcext:value-type="float">
            <text:p>16.419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290</text:p>
          </table:table-cell>
          <table:table-cell office:value-type="string" calcext:value-type="string">
            <text:p>2015-07-2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86632" calcext:value-type="float">
            <text:p>16.48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290</text:p>
          </table:table-cell>
          <table:table-cell office:value-type="string" calcext:value-type="string">
            <text:p>2015-07-1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5632" calcext:value-type="float">
            <text:p>12.29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290</text:p>
          </table:table-cell>
          <table:table-cell office:value-type="string" calcext:value-type="string">
            <text:p>2015-07-1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3176" calcext:value-type="float">
            <text:p>7.123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290</text:p>
          </table:table-cell>
          <table:table-cell office:value-type="string" calcext:value-type="string">
            <text:p>2015-04-1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8336" calcext:value-type="float">
            <text:p>6.498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290</text:p>
          </table:table-cell>
          <table:table-cell office:value-type="string" calcext:value-type="string">
            <text:p>2014-05-0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2728" calcext:value-type="float">
            <text:p>5.06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290</text:p>
          </table:table-cell>
          <table:table-cell office:value-type="string" calcext:value-type="string">
            <text:p>2014-03-3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964" calcext:value-type="float">
            <text:p>4.73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290</text:p>
          </table:table-cell>
          <table:table-cell office:value-type="string" calcext:value-type="string">
            <text:p>2014-02-0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7144" calcext:value-type="float">
            <text:p>6.867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290</text:p>
          </table:table-cell>
          <table:table-cell office:value-type="string" calcext:value-type="string">
            <text:p>2014-01-0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6496" calcext:value-type="float">
            <text:p>7.016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290</text:p>
          </table:table-cell>
          <table:table-cell office:value-type="string" calcext:value-type="string">
            <text:p>2013-11-2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9" calcext:value-type="float">
            <text:p>7.23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290</text:p>
          </table:table-cell>
          <table:table-cell office:value-type="string" calcext:value-type="string">
            <text:p>2013-10-2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38" calcext:value-type="float">
            <text:p>7.54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290</text:p>
          </table:table-cell>
          <table:table-cell office:value-type="string" calcext:value-type="string">
            <text:p>2013-09-3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4888" calcext:value-type="float">
            <text:p>7.104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290</text:p>
          </table:table-cell>
          <table:table-cell office:value-type="string" calcext:value-type="string">
            <text:p>2013-09-0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6744" calcext:value-type="float">
            <text:p>7.476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290</text:p>
          </table:table-cell>
          <table:table-cell office:value-type="string" calcext:value-type="string">
            <text:p>2013-08-0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6872" calcext:value-type="float">
            <text:p>6.976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290</text:p>
          </table:table-cell>
          <table:table-cell office:value-type="string" calcext:value-type="string">
            <text:p>2013-06-2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9344" calcext:value-type="float">
            <text:p>5.419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290</text:p>
          </table:table-cell>
          <table:table-cell office:value-type="string" calcext:value-type="string">
            <text:p>2013-05-1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6216" calcext:value-type="float">
            <text:p>4.77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290</text:p>
          </table:table-cell>
          <table:table-cell office:value-type="string" calcext:value-type="string">
            <text:p>2013-03-2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3512" calcext:value-type="float">
            <text:p>6.763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290</text:p>
          </table:table-cell>
          <table:table-cell office:value-type="string" calcext:value-type="string">
            <text:p>2013-02-1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7584" calcext:value-type="float">
            <text:p>6.577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290</text:p>
          </table:table-cell>
          <table:table-cell office:value-type="string" calcext:value-type="string">
            <text:p>2013-01-0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268" calcext:value-type="float">
            <text:p>6.202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290</text:p>
          </table:table-cell>
          <table:table-cell office:value-type="string" calcext:value-type="string">
            <text:p>2012-12-1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5648" calcext:value-type="float">
            <text:p>5.565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290</text:p>
          </table:table-cell>
          <table:table-cell office:value-type="string" calcext:value-type="string">
            <text:p>2012-11-0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2592" calcext:value-type="float">
            <text:p>7.022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290</text:p>
          </table:table-cell>
          <table:table-cell office:value-type="string" calcext:value-type="string">
            <text:p>2012-10-1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0328" calcext:value-type="float">
            <text:p>8.72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290</text:p>
          </table:table-cell>
          <table:table-cell office:value-type="string" calcext:value-type="string">
            <text:p>2012-09-2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290</text:p>
          </table:table-cell>
          <table:table-cell office:value-type="string" calcext:value-type="string">
            <text:p>2012-08-2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4952" calcext:value-type="float">
            <text:p>6.854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290</text:p>
          </table:table-cell>
          <table:table-cell office:value-type="string" calcext:value-type="string">
            <text:p>2012-08-0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308" calcext:value-type="float">
            <text:p>5.593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290</text:p>
          </table:table-cell>
          <table:table-cell office:value-type="string" calcext:value-type="string">
            <text:p>2012-07-0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2544" calcext:value-type="float">
            <text:p>4.352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290</text:p>
          </table:table-cell>
          <table:table-cell office:value-type="string" calcext:value-type="string">
            <text:p>2012-06-0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2688" calcext:value-type="float">
            <text:p>4.74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290</text:p>
          </table:table-cell>
          <table:table-cell office:value-type="string" calcext:value-type="string">
            <text:p>2012-05-0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8888" calcext:value-type="float">
            <text:p>4.81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290</text:p>
          </table:table-cell>
          <table:table-cell office:value-type="string" calcext:value-type="string">
            <text:p>2012-04-0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290</text:p>
          </table:table-cell>
          <table:table-cell office:value-type="string" calcext:value-type="string">
            <text:p>2012-03-0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2112" calcext:value-type="float">
            <text:p>6.992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290</text:p>
          </table:table-cell>
          <table:table-cell office:value-type="string" calcext:value-type="string">
            <text:p>2012-02-0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976" calcext:value-type="float">
            <text:p>9.5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290</text:p>
          </table:table-cell>
          <table:table-cell office:value-type="string" calcext:value-type="string">
            <text:p>2012-01-2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196" calcext:value-type="float">
            <text:p>11.87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290</text:p>
          </table:table-cell>
          <table:table-cell office:value-type="string" calcext:value-type="string">
            <text:p>2012-01-0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3576" calcext:value-type="float">
            <text:p>6.513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290</text:p>
          </table:table-cell>
          <table:table-cell office:value-type="string" calcext:value-type="string">
            <text:p>2011-12-0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1944" calcext:value-type="float">
            <text:p>7.171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290</text:p>
          </table:table-cell>
          <table:table-cell office:value-type="string" calcext:value-type="string">
            <text:p>2011-11-0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2528" calcext:value-type="float">
            <text:p>7.272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290</text:p>
          </table:table-cell>
          <table:table-cell office:value-type="string" calcext:value-type="string">
            <text:p>2011-10-0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14" calcext:value-type="float">
            <text:p>7.39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290</text:p>
          </table:table-cell>
          <table:table-cell office:value-type="string" calcext:value-type="string">
            <text:p>2011-09-0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290</text:p>
          </table:table-cell>
          <table:table-cell office:value-type="string" calcext:value-type="string">
            <text:p>2011-08-0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2512" calcext:value-type="float">
            <text:p>6.382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290</text:p>
          </table:table-cell>
          <table:table-cell office:value-type="string" calcext:value-type="string">
            <text:p>2011-07-1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3672" calcext:value-type="float">
            <text:p>4.23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290</text:p>
          </table:table-cell>
          <table:table-cell office:value-type="string" calcext:value-type="string">
            <text:p>2011-05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290</text:p>
          </table:table-cell>
          <table:table-cell office:value-type="string" calcext:value-type="string">
            <text:p>2011-04-0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290</text:p>
          </table:table-cell>
          <table:table-cell office:value-type="string" calcext:value-type="string">
            <text:p>2011-03-0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1952" calcext:value-type="float">
            <text:p>5.711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290</text:p>
          </table:table-cell>
          <table:table-cell office:value-type="string" calcext:value-type="string">
            <text:p>2011-02-0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9584" calcext:value-type="float">
            <text:p>7.339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290</text:p>
          </table:table-cell>
          <table:table-cell office:value-type="string" calcext:value-type="string">
            <text:p>2011-01-2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7808" calcext:value-type="float">
            <text:p>15.227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290</text:p>
          </table:table-cell>
          <table:table-cell office:value-type="string" calcext:value-type="string">
            <text:p>2011-01-2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8336" calcext:value-type="float">
            <text:p>14.118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290</text:p>
          </table:table-cell>
          <table:table-cell office:value-type="string" calcext:value-type="string">
            <text:p>2011-01-1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5576" calcext:value-type="float">
            <text:p>11.085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290</text:p>
          </table:table-cell>
          <table:table-cell office:value-type="string" calcext:value-type="string">
            <text:p>2011-01-0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8024" calcext:value-type="float">
            <text:p>6.288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290</text:p>
          </table:table-cell>
          <table:table-cell office:value-type="string" calcext:value-type="string">
            <text:p>2010-11-0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136" calcext:value-type="float">
            <text:p>7.0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290</text:p>
          </table:table-cell>
          <table:table-cell office:value-type="string" calcext:value-type="string">
            <text:p>2010-10-0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9624" calcext:value-type="float">
            <text:p>7.65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290</text:p>
          </table:table-cell>
          <table:table-cell office:value-type="string" calcext:value-type="string">
            <text:p>2010-09-0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9352" calcext:value-type="float">
            <text:p>7.76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290</text:p>
          </table:table-cell>
          <table:table-cell office:value-type="string" calcext:value-type="string">
            <text:p>2010-08-0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4448" calcext:value-type="float">
            <text:p>7.394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290</text:p>
          </table:table-cell>
          <table:table-cell office:value-type="string" calcext:value-type="string">
            <text:p>2010-07-1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4016" calcext:value-type="float">
            <text:p>6.224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290</text:p>
          </table:table-cell>
          <table:table-cell office:value-type="string" calcext:value-type="string">
            <text:p>2010-06-0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624" calcext:value-type="float">
            <text:p>3.84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290</text:p>
          </table:table-cell>
          <table:table-cell office:value-type="string" calcext:value-type="string">
            <text:p>2010-05-0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7648" calcext:value-type="float">
            <text:p>6.327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290</text:p>
          </table:table-cell>
          <table:table-cell office:value-type="string" calcext:value-type="string">
            <text:p>2010-04-0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4536" calcext:value-type="float">
            <text:p>6.574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290</text:p>
          </table:table-cell>
          <table:table-cell office:value-type="string" calcext:value-type="string">
            <text:p>2010-03-0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5808" calcext:value-type="float">
            <text:p>6.845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290</text:p>
          </table:table-cell>
          <table:table-cell office:value-type="string" calcext:value-type="string">
            <text:p>2010-02-0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6808" calcext:value-type="float">
            <text:p>7.226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290</text:p>
          </table:table-cell>
          <table:table-cell office:value-type="string" calcext:value-type="string">
            <text:p>2010-01-0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5328" calcext:value-type="float">
            <text:p>6.815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290</text:p>
          </table:table-cell>
          <table:table-cell office:value-type="string" calcext:value-type="string">
            <text:p>2009-12-0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2944" calcext:value-type="float">
            <text:p>7.552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290</text:p>
          </table:table-cell>
          <table:table-cell office:value-type="string" calcext:value-type="string">
            <text:p>2009-11-0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684" calcext:value-type="float">
            <text:p>9.006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290</text:p>
          </table:table-cell>
          <table:table-cell office:value-type="string" calcext:value-type="string">
            <text:p>2009-10-1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0192" calcext:value-type="float">
            <text:p>14.490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290</text:p>
          </table:table-cell>
          <table:table-cell office:value-type="string" calcext:value-type="string">
            <text:p>2009-10-1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4912" calcext:value-type="float">
            <text:p>14.154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290</text:p>
          </table:table-cell>
          <table:table-cell office:value-type="string" calcext:value-type="string">
            <text:p>2009-10-0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9288" calcext:value-type="float">
            <text:p>11.82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290</text:p>
          </table:table-cell>
          <table:table-cell office:value-type="string" calcext:value-type="string">
            <text:p>2009-09-2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9248" calcext:value-type="float">
            <text:p>7.69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290</text:p>
          </table:table-cell>
          <table:table-cell office:value-type="string" calcext:value-type="string">
            <text:p>2009-09-0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432" calcext:value-type="float">
            <text:p>7.89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290</text:p>
          </table:table-cell>
          <table:table-cell office:value-type="string" calcext:value-type="string">
            <text:p>2009-08-3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6472" calcext:value-type="float">
            <text:p>7.586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290</text:p>
          </table:table-cell>
          <table:table-cell office:value-type="string" calcext:value-type="string">
            <text:p>2009-07-0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8168" calcext:value-type="float">
            <text:p>6.678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290</text:p>
          </table:table-cell>
          <table:table-cell office:value-type="string" calcext:value-type="string">
            <text:p>2009-06-0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096" calcext:value-type="float">
            <text:p>4.57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290</text:p>
          </table:table-cell>
          <table:table-cell office:value-type="string" calcext:value-type="string">
            <text:p>2009-05-0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0408" calcext:value-type="float">
            <text:p>5.550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290</text:p>
          </table:table-cell>
          <table:table-cell office:value-type="string" calcext:value-type="string">
            <text:p>2009-04-0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1968" calcext:value-type="float">
            <text:p>6.601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290</text:p>
          </table:table-cell>
          <table:table-cell office:value-type="string" calcext:value-type="string">
            <text:p>2009-03-0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4096" calcext:value-type="float">
            <text:p>6.864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290</text:p>
          </table:table-cell>
          <table:table-cell office:value-type="string" calcext:value-type="string">
            <text:p>2009-01-3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7688" calcext:value-type="float">
            <text:p>6.647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290</text:p>
          </table:table-cell>
          <table:table-cell office:value-type="string" calcext:value-type="string">
            <text:p>2009-01-0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8656" calcext:value-type="float">
            <text:p>5.248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290</text:p>
          </table:table-cell>
          <table:table-cell office:value-type="string" calcext:value-type="string">
            <text:p>2008-12-0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524" calcext:value-type="float">
            <text:p>7.63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290</text:p>
          </table:table-cell>
          <table:table-cell office:value-type="string" calcext:value-type="string">
            <text:p>2008-11-2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8584" calcext:value-type="float">
            <text:p>10.768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290</text:p>
          </table:table-cell>
          <table:table-cell office:value-type="string" calcext:value-type="string">
            <text:p>2008-11-1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9032" calcext:value-type="float">
            <text:p>12.82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290</text:p>
          </table:table-cell>
          <table:table-cell office:value-type="string" calcext:value-type="string">
            <text:p>2008-11-0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8184" calcext:value-type="float">
            <text:p>7.568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290</text:p>
          </table:table-cell>
          <table:table-cell office:value-type="string" calcext:value-type="string">
            <text:p>2008-10-0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6368" calcext:value-type="float">
            <text:p>7.516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290</text:p>
          </table:table-cell>
          <table:table-cell office:value-type="string" calcext:value-type="string">
            <text:p>2008-09-0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5928" calcext:value-type="float">
            <text:p>7.805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290</text:p>
          </table:table-cell>
          <table:table-cell office:value-type="string" calcext:value-type="string">
            <text:p>2008-09-0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4824" calcext:value-type="float">
            <text:p>7.354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290</text:p>
          </table:table-cell>
          <table:table-cell office:value-type="string" calcext:value-type="string">
            <text:p>2008-08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0712" calcext:value-type="float">
            <text:p>7.220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290</text:p>
          </table:table-cell>
          <table:table-cell office:value-type="string" calcext:value-type="string">
            <text:p>2008-08-2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2312" calcext:value-type="float">
            <text:p>8.59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290</text:p>
          </table:table-cell>
          <table:table-cell office:value-type="string" calcext:value-type="string">
            <text:p>2008-08-1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1408" calcext:value-type="float">
            <text:p>9.741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290</text:p>
          </table:table-cell>
          <table:table-cell office:value-type="string" calcext:value-type="string">
            <text:p>2008-08-0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7936" calcext:value-type="float">
            <text:p>7.107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290</text:p>
          </table:table-cell>
          <table:table-cell office:value-type="string" calcext:value-type="string">
            <text:p>2008-07-0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0304" calcext:value-type="float">
            <text:p>5.480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290</text:p>
          </table:table-cell>
          <table:table-cell office:value-type="string" calcext:value-type="string">
            <text:p>2008-06-0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5512" calcext:value-type="float">
            <text:p>3.715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290</text:p>
          </table:table-cell>
          <table:table-cell office:value-type="string" calcext:value-type="string">
            <text:p>2008-05-0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2576" calcext:value-type="float">
            <text:p>6.132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290</text:p>
          </table:table-cell>
          <table:table-cell office:value-type="string" calcext:value-type="string">
            <text:p>2008-04-0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132" calcext:value-type="float">
            <text:p>6.75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290</text:p>
          </table:table-cell>
          <table:table-cell office:value-type="string" calcext:value-type="string">
            <text:p>2008-03-1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3888" calcext:value-type="float">
            <text:p>6.723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290</text:p>
          </table:table-cell>
          <table:table-cell office:value-type="string" calcext:value-type="string">
            <text:p>2008-02-0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3848" calcext:value-type="float">
            <text:p>6.403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290</text:p>
          </table:table-cell>
          <table:table-cell office:value-type="string" calcext:value-type="string">
            <text:p>2008-01-0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792" calcext:value-type="float">
            <text:p>6.21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290</text:p>
          </table:table-cell>
          <table:table-cell office:value-type="string" calcext:value-type="string">
            <text:p>2007-12-0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9608" calcext:value-type="float">
            <text:p>6.769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290</text:p>
          </table:table-cell>
          <table:table-cell office:value-type="string" calcext:value-type="string">
            <text:p>2007-10-1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0248" calcext:value-type="float">
            <text:p>8.080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290</text:p>
          </table:table-cell>
          <table:table-cell office:value-type="string" calcext:value-type="string">
            <text:p>2007-10-1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5536" calcext:value-type="float">
            <text:p>14.575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290</text:p>
          </table:table-cell>
          <table:table-cell office:value-type="string" calcext:value-type="string">
            <text:p>2007-10-0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0848" calcext:value-type="float">
            <text:p>12.880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290</text:p>
          </table:table-cell>
          <table:table-cell office:value-type="string" calcext:value-type="string">
            <text:p>2007-09-1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6512" calcext:value-type="float">
            <text:p>7.90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290</text:p>
          </table:table-cell>
          <table:table-cell office:value-type="string" calcext:value-type="string">
            <text:p>2007-08-2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8016" calcext:value-type="float">
            <text:p>7.74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290</text:p>
          </table:table-cell>
          <table:table-cell office:value-type="string" calcext:value-type="string">
            <text:p>2007-08-2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3248" calcext:value-type="float">
            <text:p>9.223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290</text:p>
          </table:table-cell>
          <table:table-cell office:value-type="string" calcext:value-type="string">
            <text:p>2007-08-1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9648" calcext:value-type="float">
            <text:p>14.709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290</text:p>
          </table:table-cell>
          <table:table-cell office:value-type="string" calcext:value-type="string">
            <text:p>2007-08-0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9168" calcext:value-type="float">
            <text:p>10.869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290</text:p>
          </table:table-cell>
          <table:table-cell office:value-type="string" calcext:value-type="string">
            <text:p>2007-07-3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1048" calcext:value-type="float">
            <text:p>10.671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290</text:p>
          </table:table-cell>
          <table:table-cell office:value-type="string" calcext:value-type="string">
            <text:p>2007-07-2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4368" calcext:value-type="float">
            <text:p>10.564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290</text:p>
          </table:table-cell>
          <table:table-cell office:value-type="string" calcext:value-type="string">
            <text:p>2007-07-1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9944" calcext:value-type="float">
            <text:p>10.219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290</text:p>
          </table:table-cell>
          <table:table-cell office:value-type="string" calcext:value-type="string">
            <text:p>2007-07-0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0568" calcext:value-type="float">
            <text:p>6.830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290</text:p>
          </table:table-cell>
          <table:table-cell office:value-type="string" calcext:value-type="string">
            <text:p>2007-06-1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9048" calcext:value-type="float">
            <text:p>6.099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290</text:p>
          </table:table-cell>
          <table:table-cell office:value-type="string" calcext:value-type="string">
            <text:p>2007-05-0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1056" calcext:value-type="float">
            <text:p>5.401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290</text:p>
          </table:table-cell>
          <table:table-cell office:value-type="string" calcext:value-type="string">
            <text:p>2007-04-0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0848" calcext:value-type="float">
            <text:p>5.260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290</text:p>
          </table:table-cell>
          <table:table-cell office:value-type="string" calcext:value-type="string">
            <text:p>2007-03-0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4976" calcext:value-type="float">
            <text:p>6.284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290</text:p>
          </table:table-cell>
          <table:table-cell office:value-type="string" calcext:value-type="string">
            <text:p>2007-02-0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8648" calcext:value-type="float">
            <text:p>6.708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290</text:p>
          </table:table-cell>
          <table:table-cell office:value-type="string" calcext:value-type="string">
            <text:p>2007-01-0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2496" calcext:value-type="float">
            <text:p>5.492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290</text:p>
          </table:table-cell>
          <table:table-cell office:value-type="string" calcext:value-type="string">
            <text:p>2006-12-0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896" calcext:value-type="float">
            <text:p>6.91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290</text:p>
          </table:table-cell>
          <table:table-cell office:value-type="string" calcext:value-type="string">
            <text:p>2006-11-2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4216" calcext:value-type="float">
            <text:p>7.82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290</text:p>
          </table:table-cell>
          <table:table-cell office:value-type="string" calcext:value-type="string">
            <text:p>2006-11-2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16928" calcext:value-type="float">
            <text:p>19.616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290</text:p>
          </table:table-cell>
          <table:table-cell office:value-type="string" calcext:value-type="string">
            <text:p>2006-11-1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3272" calcext:value-type="float">
            <text:p>16.27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290</text:p>
          </table:table-cell>
          <table:table-cell office:value-type="string" calcext:value-type="string">
            <text:p>2006-11-0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048" calcext:value-type="float">
            <text:p>7.6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290</text:p>
          </table:table-cell>
          <table:table-cell office:value-type="string" calcext:value-type="string">
            <text:p>2006-10-3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0584" calcext:value-type="float">
            <text:p>11.53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290</text:p>
          </table:table-cell>
          <table:table-cell office:value-type="string" calcext:value-type="string">
            <text:p>2006-10-2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5464" calcext:value-type="float">
            <text:p>12.47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290</text:p>
          </table:table-cell>
          <table:table-cell office:value-type="string" calcext:value-type="string">
            <text:p>2006-10-1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4168" calcext:value-type="float">
            <text:p>12.774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290</text:p>
          </table:table-cell>
          <table:table-cell office:value-type="string" calcext:value-type="string">
            <text:p>2006-10-0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6344" calcext:value-type="float">
            <text:p>11.896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290</text:p>
          </table:table-cell>
          <table:table-cell office:value-type="string" calcext:value-type="string">
            <text:p>2006-10-0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5776" calcext:value-type="float">
            <text:p>8.87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290</text:p>
          </table:table-cell>
          <table:table-cell office:value-type="string" calcext:value-type="string">
            <text:p>2006-09-2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9904" calcext:value-type="float">
            <text:p>9.899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290</text:p>
          </table:table-cell>
          <table:table-cell office:value-type="string" calcext:value-type="string">
            <text:p>2006-09-1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0112" calcext:value-type="float">
            <text:p>10.040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290</text:p>
          </table:table-cell>
          <table:table-cell office:value-type="string" calcext:value-type="string">
            <text:p>2006-09-1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6128" calcext:value-type="float">
            <text:p>9.406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290</text:p>
          </table:table-cell>
          <table:table-cell office:value-type="string" calcext:value-type="string">
            <text:p>2006-09-0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26" calcext:value-type="float">
            <text:p>9.37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290</text:p>
          </table:table-cell>
          <table:table-cell office:value-type="string" calcext:value-type="string">
            <text:p>2006-08-2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2944" calcext:value-type="float">
            <text:p>7.552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290</text:p>
          </table:table-cell>
          <table:table-cell office:value-type="string" calcext:value-type="string">
            <text:p>2006-08-2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9584" calcext:value-type="float">
            <text:p>7.339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290</text:p>
          </table:table-cell>
          <table:table-cell office:value-type="string" calcext:value-type="string">
            <text:p>2006-08-0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376" calcext:value-type="float">
            <text:p>7.2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290</text:p>
          </table:table-cell>
          <table:table-cell office:value-type="string" calcext:value-type="string">
            <text:p>2006-07-1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6688" calcext:value-type="float">
            <text:p>6.266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290</text:p>
          </table:table-cell>
          <table:table-cell office:value-type="string" calcext:value-type="string">
            <text:p>2006-06-0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9536" calcext:value-type="float">
            <text:p>4.66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290</text:p>
          </table:table-cell>
          <table:table-cell office:value-type="string" calcext:value-type="string">
            <text:p>2006-05-0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6216" calcext:value-type="float">
            <text:p>4.77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290</text:p>
          </table:table-cell>
          <table:table-cell office:value-type="string" calcext:value-type="string">
            <text:p>2006-04-0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7712" calcext:value-type="float">
            <text:p>6.077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290</text:p>
          </table:table-cell>
          <table:table-cell office:value-type="string" calcext:value-type="string">
            <text:p>2006-03-0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5288" calcext:value-type="float">
            <text:p>6.495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290</text:p>
          </table:table-cell>
          <table:table-cell office:value-type="string" calcext:value-type="string">
            <text:p>2006-02-0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0808" calcext:value-type="float">
            <text:p>4.94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290</text:p>
          </table:table-cell>
          <table:table-cell office:value-type="string" calcext:value-type="string">
            <text:p>2006-01-0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0048" calcext:value-type="float">
            <text:p>6.480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290</text:p>
          </table:table-cell>
          <table:table-cell office:value-type="string" calcext:value-type="string">
            <text:p>2005-12-0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8928" calcext:value-type="float">
            <text:p>8.948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290</text:p>
          </table:table-cell>
          <table:table-cell office:value-type="string" calcext:value-type="string">
            <text:p>2005-11-0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4472" calcext:value-type="float">
            <text:p>6.824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290</text:p>
          </table:table-cell>
          <table:table-cell office:value-type="string" calcext:value-type="string">
            <text:p>2005-10-0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8936" calcext:value-type="float">
            <text:p>7.488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290</text:p>
          </table:table-cell>
          <table:table-cell office:value-type="string" calcext:value-type="string">
            <text:p>2005-09-0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1712" calcext:value-type="float">
            <text:p>7.601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290</text:p>
          </table:table-cell>
          <table:table-cell office:value-type="string" calcext:value-type="string">
            <text:p>2005-08-0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3344" calcext:value-type="float">
            <text:p>6.943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290</text:p>
          </table:table-cell>
          <table:table-cell office:value-type="string" calcext:value-type="string">
            <text:p>2005-07-1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5872" calcext:value-type="float">
            <text:p>6.595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290</text:p>
          </table:table-cell>
          <table:table-cell office:value-type="string" calcext:value-type="string">
            <text:p>2005-06-0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4016" calcext:value-type="float">
            <text:p>6.224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290</text:p>
          </table:table-cell>
          <table:table-cell office:value-type="string" calcext:value-type="string">
            <text:p>2005-05-0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0632" calcext:value-type="float">
            <text:p>6.58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290</text:p>
          </table:table-cell>
          <table:table-cell office:value-type="string" calcext:value-type="string">
            <text:p>2005-04-0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4952" calcext:value-type="float">
            <text:p>6.854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290</text:p>
          </table:table-cell>
          <table:table-cell office:value-type="string" calcext:value-type="string">
            <text:p>2005-03-0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0128" calcext:value-type="float">
            <text:p>7.120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290</text:p>
          </table:table-cell>
          <table:table-cell office:value-type="string" calcext:value-type="string">
            <text:p>2005-02-0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6456" calcext:value-type="float">
            <text:p>6.696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290</text:p>
          </table:table-cell>
          <table:table-cell office:value-type="string" calcext:value-type="string">
            <text:p>2005-01-0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8" calcext:value-type="float">
            <text:p>6.8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290</text:p>
          </table:table-cell>
          <table:table-cell office:value-type="string" calcext:value-type="string">
            <text:p>2004-12-0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8104" calcext:value-type="float">
            <text:p>6.928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290</text:p>
          </table:table-cell>
          <table:table-cell office:value-type="string" calcext:value-type="string">
            <text:p>2004-11-0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0232" calcext:value-type="float">
            <text:p>7.190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290</text:p>
          </table:table-cell>
          <table:table-cell office:value-type="string" calcext:value-type="string">
            <text:p>2004-10-0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0648" calcext:value-type="float">
            <text:p>7.470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290</text:p>
          </table:table-cell>
          <table:table-cell office:value-type="string" calcext:value-type="string">
            <text:p>2004-09-1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236" calcext:value-type="float">
            <text:p>7.452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290</text:p>
          </table:table-cell>
          <table:table-cell office:value-type="string" calcext:value-type="string">
            <text:p>2004-09-0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9248" calcext:value-type="float">
            <text:p>7.69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290</text:p>
          </table:table-cell>
          <table:table-cell office:value-type="string" calcext:value-type="string">
            <text:p>2004-08-3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8792" calcext:value-type="float">
            <text:p>7.098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290</text:p>
          </table:table-cell>
          <table:table-cell office:value-type="string" calcext:value-type="string">
            <text:p>2004-08-2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3464" calcext:value-type="float">
            <text:p>7.90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290</text:p>
          </table:table-cell>
          <table:table-cell office:value-type="string" calcext:value-type="string">
            <text:p>2004-08-1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8896" calcext:value-type="float">
            <text:p>10.97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290</text:p>
          </table:table-cell>
          <table:table-cell office:value-type="string" calcext:value-type="string">
            <text:p>2004-08-0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376" calcext:value-type="float">
            <text:p>11.0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290</text:p>
          </table:table-cell>
          <table:table-cell office:value-type="string" calcext:value-type="string">
            <text:p>2004-08-0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7584" calcext:value-type="float">
            <text:p>10.387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290</text:p>
          </table:table-cell>
          <table:table-cell office:value-type="string" calcext:value-type="string">
            <text:p>2004-07-2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8096" calcext:value-type="float">
            <text:p>8.38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290</text:p>
          </table:table-cell>
          <table:table-cell office:value-type="string" calcext:value-type="string">
            <text:p>2004-07-1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3504" calcext:value-type="float">
            <text:p>8.223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290</text:p>
          </table:table-cell>
          <table:table-cell office:value-type="string" calcext:value-type="string">
            <text:p>2004-05-0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7208" calcext:value-type="float">
            <text:p>6.617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290</text:p>
          </table:table-cell>
          <table:table-cell office:value-type="string" calcext:value-type="string">
            <text:p>2004-04-0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5704" calcext:value-type="float">
            <text:p>6.775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290</text:p>
          </table:table-cell>
          <table:table-cell office:value-type="string" calcext:value-type="string">
            <text:p>2004-03-0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036" calcext:value-type="float">
            <text:p>6.69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290</text:p>
          </table:table-cell>
          <table:table-cell office:value-type="string" calcext:value-type="string">
            <text:p>2004-02-0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7088" calcext:value-type="float">
            <text:p>5.657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290</text:p>
          </table:table-cell>
          <table:table-cell office:value-type="string" calcext:value-type="string">
            <text:p>2004-01-1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9192" calcext:value-type="float">
            <text:p>6.48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290</text:p>
          </table:table-cell>
          <table:table-cell office:value-type="string" calcext:value-type="string">
            <text:p>2003-12-0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8496" calcext:value-type="float">
            <text:p>7.77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290</text:p>
          </table:table-cell>
          <table:table-cell office:value-type="string" calcext:value-type="string">
            <text:p>2003-11-0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5784" calcext:value-type="float">
            <text:p>7.415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290</text:p>
          </table:table-cell>
          <table:table-cell office:value-type="string" calcext:value-type="string">
            <text:p>2003-10-0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628" calcext:value-type="float">
            <text:p>8.33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290</text:p>
          </table:table-cell>
          <table:table-cell office:value-type="string" calcext:value-type="string">
            <text:p>2003-09-2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924" calcext:value-type="float">
            <text:p>9.159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290</text:p>
          </table:table-cell>
          <table:table-cell office:value-type="string" calcext:value-type="string">
            <text:p>2003-09-2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6904" calcext:value-type="float">
            <text:p>8.75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290</text:p>
          </table:table-cell>
          <table:table-cell office:value-type="string" calcext:value-type="string">
            <text:p>2003-09-1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3456" calcext:value-type="float">
            <text:p>9.363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290</text:p>
          </table:table-cell>
          <table:table-cell office:value-type="string" calcext:value-type="string">
            <text:p>2003-09-0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2432" calcext:value-type="float">
            <text:p>13.362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290</text:p>
          </table:table-cell>
          <table:table-cell office:value-type="string" calcext:value-type="string">
            <text:p>2003-09-0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808" calcext:value-type="float">
            <text:p>7.4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290</text:p>
          </table:table-cell>
          <table:table-cell office:value-type="string" calcext:value-type="string">
            <text:p>2003-08-2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6488" calcext:value-type="float">
            <text:p>12.286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290</text:p>
          </table:table-cell>
          <table:table-cell office:value-type="string" calcext:value-type="string">
            <text:p>2003-08-1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7384" calcext:value-type="float">
            <text:p>12.59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290</text:p>
          </table:table-cell>
          <table:table-cell office:value-type="string" calcext:value-type="string">
            <text:p>2003-08-1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256" calcext:value-type="float">
            <text:p>12.8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290</text:p>
          </table:table-cell>
          <table:table-cell office:value-type="string" calcext:value-type="string">
            <text:p>2003-08-0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7016" calcext:value-type="float">
            <text:p>11.177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290</text:p>
          </table:table-cell>
          <table:table-cell office:value-type="string" calcext:value-type="string">
            <text:p>2003-07-2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4688" calcext:value-type="float">
            <text:p>9.314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290</text:p>
          </table:table-cell>
          <table:table-cell office:value-type="string" calcext:value-type="string">
            <text:p>2003-07-2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808" calcext:value-type="float">
            <text:p>7.4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290</text:p>
          </table:table-cell>
          <table:table-cell office:value-type="string" calcext:value-type="string">
            <text:p>2003-07-0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9376" calcext:value-type="float">
            <text:p>7.199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290</text:p>
          </table:table-cell>
          <table:table-cell office:value-type="string" calcext:value-type="string">
            <text:p>2003-06-0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290</text:p>
          </table:table-cell>
          <table:table-cell office:value-type="string" calcext:value-type="string">
            <text:p>2003-05-0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6544" calcext:value-type="float">
            <text:p>5.876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290</text:p>
          </table:table-cell>
          <table:table-cell office:value-type="string" calcext:value-type="string">
            <text:p>2003-04-0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290</text:p>
          </table:table-cell>
          <table:table-cell office:value-type="string" calcext:value-type="string">
            <text:p>2003-03-0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7144" calcext:value-type="float">
            <text:p>6.867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290</text:p>
          </table:table-cell>
          <table:table-cell office:value-type="string" calcext:value-type="string">
            <text:p>2003-02-0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1624" calcext:value-type="float">
            <text:p>4.61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290</text:p>
          </table:table-cell>
          <table:table-cell office:value-type="string" calcext:value-type="string">
            <text:p>2003-01-0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7544" calcext:value-type="float">
            <text:p>6.25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290</text:p>
          </table:table-cell>
          <table:table-cell office:value-type="string" calcext:value-type="string">
            <text:p>2002-12-0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4992" calcext:value-type="float">
            <text:p>7.174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290</text:p>
          </table:table-cell>
          <table:table-cell office:value-type="string" calcext:value-type="string">
            <text:p>2002-11-0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2528" calcext:value-type="float">
            <text:p>7.272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290</text:p>
          </table:table-cell>
          <table:table-cell office:value-type="string" calcext:value-type="string">
            <text:p>2002-10-0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8936" calcext:value-type="float">
            <text:p>7.488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290</text:p>
          </table:table-cell>
          <table:table-cell office:value-type="string" calcext:value-type="string">
            <text:p>2002-09-0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4928" calcext:value-type="float">
            <text:p>7.424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290</text:p>
          </table:table-cell>
          <table:table-cell office:value-type="string" calcext:value-type="string">
            <text:p>2002-08-0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0504" calcext:value-type="float">
            <text:p>7.080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290</text:p>
          </table:table-cell>
          <table:table-cell office:value-type="string" calcext:value-type="string">
            <text:p>2002-07-0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4608" calcext:value-type="float">
            <text:p>4.86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290</text:p>
          </table:table-cell>
          <table:table-cell office:value-type="string" calcext:value-type="string">
            <text:p>2002-06-0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5088" calcext:value-type="float">
            <text:p>4.89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290</text:p>
          </table:table-cell>
          <table:table-cell office:value-type="string" calcext:value-type="string">
            <text:p>2002-05-0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7128" calcext:value-type="float">
            <text:p>5.977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290</text:p>
          </table:table-cell>
          <table:table-cell office:value-type="string" calcext:value-type="string">
            <text:p>2002-04-0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6456" calcext:value-type="float">
            <text:p>6.696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290</text:p>
          </table:table-cell>
          <table:table-cell office:value-type="string" calcext:value-type="string">
            <text:p>2002-03-0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608" calcext:value-type="float">
            <text:p>6.73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290</text:p>
          </table:table-cell>
          <table:table-cell office:value-type="string" calcext:value-type="string">
            <text:p>2002-02-0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0424" calcext:value-type="float">
            <text:p>6.440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290</text:p>
          </table:table-cell>
          <table:table-cell office:value-type="string" calcext:value-type="string">
            <text:p>2002-01-0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4808" calcext:value-type="float">
            <text:p>6.464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290</text:p>
          </table:table-cell>
          <table:table-cell office:value-type="string" calcext:value-type="string">
            <text:p>2001-12-0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6752" calcext:value-type="float">
            <text:p>6.016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290</text:p>
          </table:table-cell>
          <table:table-cell office:value-type="string" calcext:value-type="string">
            <text:p>2001-11-0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952" calcext:value-type="float">
            <text:p>7.5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290</text:p>
          </table:table-cell>
          <table:table-cell office:value-type="string" calcext:value-type="string">
            <text:p>2001-10-2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1856" calcext:value-type="float">
            <text:p>7.99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290</text:p>
          </table:table-cell>
          <table:table-cell office:value-type="string" calcext:value-type="string">
            <text:p>2001-10-1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1216" calcext:value-type="float">
            <text:p>10.491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290</text:p>
          </table:table-cell>
          <table:table-cell office:value-type="string" calcext:value-type="string">
            <text:p>2001-10-1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7128" calcext:value-type="float">
            <text:p>9.787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290</text:p>
          </table:table-cell>
          <table:table-cell office:value-type="string" calcext:value-type="string">
            <text:p>2001-10-0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144" calcext:value-type="float">
            <text:p>7.7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290</text:p>
          </table:table-cell>
          <table:table-cell office:value-type="string" calcext:value-type="string">
            <text:p>2001-10-0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8016" calcext:value-type="float">
            <text:p>7.74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290</text:p>
          </table:table-cell>
          <table:table-cell office:value-type="string" calcext:value-type="string">
            <text:p>2001-09-1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6888" calcext:value-type="float">
            <text:p>7.86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290</text:p>
          </table:table-cell>
          <table:table-cell office:value-type="string" calcext:value-type="string">
            <text:p>2001-08-0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8664" calcext:value-type="float">
            <text:p>7.598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290</text:p>
          </table:table-cell>
          <table:table-cell office:value-type="string" calcext:value-type="string">
            <text:p>2001-07-0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4272" calcext:value-type="float">
            <text:p>9.034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290</text:p>
          </table:table-cell>
          <table:table-cell office:value-type="string" calcext:value-type="string">
            <text:p>2001-06-0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8368" calcext:value-type="float">
            <text:p>8.278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290</text:p>
          </table:table-cell>
          <table:table-cell office:value-type="string" calcext:value-type="string">
            <text:p>2001-05-0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3984" calcext:value-type="float">
            <text:p>8.253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290</text:p>
          </table:table-cell>
          <table:table-cell office:value-type="string" calcext:value-type="string">
            <text:p>2001-04-0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2584" calcext:value-type="float">
            <text:p>8.48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290</text:p>
          </table:table-cell>
          <table:table-cell office:value-type="string" calcext:value-type="string">
            <text:p>2001-03-0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28" calcext:value-type="float">
            <text:p>7.1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290</text:p>
          </table:table-cell>
          <table:table-cell office:value-type="string" calcext:value-type="string">
            <text:p>2001-02-0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84" calcext:value-type="float">
            <text:p>7.10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290</text:p>
          </table:table-cell>
          <table:table-cell office:value-type="string" calcext:value-type="string">
            <text:p>2001-01-0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8688" calcext:value-type="float">
            <text:p>7.028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290</text:p>
          </table:table-cell>
          <table:table-cell office:value-type="string" calcext:value-type="string">
            <text:p>2000-12-0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2528" calcext:value-type="float">
            <text:p>7.272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290</text:p>
          </table:table-cell>
          <table:table-cell office:value-type="string" calcext:value-type="string">
            <text:p>2000-11-0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4552" calcext:value-type="float">
            <text:p>7.464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290</text:p>
          </table:table-cell>
          <table:table-cell office:value-type="string" calcext:value-type="string">
            <text:p>2000-10-1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6056" calcext:value-type="float">
            <text:p>7.306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290</text:p>
          </table:table-cell>
          <table:table-cell office:value-type="string" calcext:value-type="string">
            <text:p>2000-10-0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7496" calcext:value-type="float">
            <text:p>7.397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290</text:p>
          </table:table-cell>
          <table:table-cell office:value-type="string" calcext:value-type="string">
            <text:p>2000-09-2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2088" calcext:value-type="float">
            <text:p>7.562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290</text:p>
          </table:table-cell>
          <table:table-cell office:value-type="string" calcext:value-type="string">
            <text:p>2000-09-1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0152" calcext:value-type="float">
            <text:p>10.36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290</text:p>
          </table:table-cell>
          <table:table-cell office:value-type="string" calcext:value-type="string">
            <text:p>2000-09-1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1152" calcext:value-type="float">
            <text:p>10.741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290</text:p>
          </table:table-cell>
          <table:table-cell office:value-type="string" calcext:value-type="string">
            <text:p>2000-09-0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6496" calcext:value-type="float">
            <text:p>10.826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290</text:p>
          </table:table-cell>
          <table:table-cell office:value-type="string" calcext:value-type="string">
            <text:p>2000-08-2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8416" calcext:value-type="float">
            <text:p>10.948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290</text:p>
          </table:table-cell>
          <table:table-cell office:value-type="string" calcext:value-type="string">
            <text:p>2000-08-2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2608" calcext:value-type="float">
            <text:p>11.72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290</text:p>
          </table:table-cell>
          <table:table-cell office:value-type="string" calcext:value-type="string">
            <text:p>2000-08-1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3592" calcext:value-type="float">
            <text:p>11.213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290</text:p>
          </table:table-cell>
          <table:table-cell office:value-type="string" calcext:value-type="string">
            <text:p>2000-08-0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3072" calcext:value-type="float">
            <text:p>7.053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290</text:p>
          </table:table-cell>
          <table:table-cell office:value-type="string" calcext:value-type="string">
            <text:p>2000-07-3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9232" calcext:value-type="float">
            <text:p>6.809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290</text:p>
          </table:table-cell>
          <table:table-cell office:value-type="string" calcext:value-type="string">
            <text:p>2000-07-1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416" calcext:value-type="float">
            <text:p>6.61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27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516" meta:object-count="0"/>
    <meta:user-defined meta:name="AppVersion">3.0</meta:user-defined>
  </office:meta>
</office:document-meta>
</file>